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b2b2b2"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Dot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9.89cm" svg:y="18.78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15.238cm" svg:height="10.158cm" draw:transform="rotate (-1.5707963267949) translate (16.2396363896643cm 7.34954541550354cm)" svg:viewBox="0 0 15239 10159" draw:points="0,10159 15239,10159 15239,0 0,0">
          <text:p/>
        </draw:polyline>
        <draw:polyline draw:style-name="gr2" draw:text-style-name="P2" draw:layer="layout" svg:width="3.809cm" svg:height="2.539cm" draw:transform="rotate (-1.5707963267949) translate (12.43cm 17.51cm)" svg:viewBox="0 0 3810 2540" draw:points="0,2540 3810,2540 3810,0 0,0">
          <text:p/>
        </draw:polyline>
        <draw:line draw:style-name="gr3" draw:text-style-name="P2" draw:layer="layout" svg:x1="11.16cm" svg:y1="21.32cm" svg:x2="11.16cm" svg:y2="22.59cm">
          <text:p/>
        </draw:line>
        <draw:line draw:style-name="gr4" draw:text-style-name="P2" draw:layer="layout" svg:x1="6.08cm" svg:y1="7.35cm" svg:x2="16.24cm" svg:y2="7.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3-04-22T10:17:17.403163430</meta:creation-date>
    <dc:date>2023-04-22T14:04:23.152796110</dc:date>
    <dc:creator>Aubrey Moore</dc:creator>
    <meta:editing-duration>PT9M38S</meta:editing-duration>
    <meta:editing-cycles>2</meta:editing-cycles>
    <meta:generator>LibreOffice/6.4.7.2$Linux_X86_64 LibreOffice_project/40$Build-2</meta:generator>
    <meta:document-statistic meta:object-count="5"/>
  </office:meta>
</office:document-meta>
</file>